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italic" fo:font-weight="normal" fo:background-color="#ff9999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2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26" style:family="paragraph" style:parent-style-name="Standard">
      <style:paragraph-properties fo:background-color="transparent">
        <style:tab-stops/>
        <style:background-image/>
      </style:paragraph-properties>
    </style:style>
    <style:style style:name="P27" style:family="paragraph" style:parent-style-name="Standard">
      <style:paragraph-properties fo:margin-top="0cm" fo:margin-bottom="0.101cm"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style:font-size-asian="10.5pt" style:font-size-complex="10.5pt"/>
    </style:style>
    <style:style style:name="P29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P30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9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font-name="Arial"/>
    </style:style>
    <style:style style:name="P5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5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62" style:family="paragraph" style:parent-style-name="Normale">
      <style:text-properties style:font-name="Arial" fo:font-size="11pt" style:font-size-asian="11pt" style:font-size-complex="11pt"/>
    </style:style>
    <style:style style:name="P63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6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65" style:family="paragraph" style:parent-style-name="Normale">
      <style:text-properties style:font-name="Arial" fo:font-size="10.5pt" style:font-size-asian="10.5pt" style:font-size-complex="10.5pt"/>
    </style:style>
    <style:style style:name="P6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0.5pt" style:font-size-asian="10.5pt" style:font-size-complex="10.5pt" fo:hyphenate="false" fo:hyphenation-remain-char-count="2" fo:hyphenation-push-char-count="2"/>
    </style:style>
    <style:style style:name="P6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font-style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0000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fo:background-color="transparent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style:text-underline-style="none" style:font-size-asian="11pt" style:font-size-complex="11pt"/>
    </style:style>
    <style:style style:name="T14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style:font-name="Arial" fo:font-size="11pt" fo:background-color="#ffff00" style:font-size-asian="11pt" style:font-size-complex="11pt"/>
    </style:style>
    <style:style style:name="T19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Arial" fo:font-size="11pt" fo:font-style="italic" style:text-underline-style="none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1" style:family="text">
      <style:text-properties style:font-name="Arial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T32" style:family="text">
      <style:text-properties style:font-name="Arial" fo:font-size="11pt" fo:language="it" fo:country="IT" fo:font-style="italic" style:text-underline-style="none" fo:font-weight="normal" fo:background-color="transparent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3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34" style:family="text">
      <style:text-properties fo:font-size="9pt" style:text-underline-style="none" fo:background-color="#ffff00" style:font-size-asian="9pt" style:font-size-complex="9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fo:background-color="#ffff66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2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3" style:family="text">
      <style:text-properties fo:background-color="#ffff00"/>
    </style:style>
    <style:style style:name="T44" style:family="text">
      <style:text-properties fo:font-size="11pt" style:text-underline-style="none" style:font-size-asian="11pt" style:font-size-complex="11pt"/>
    </style:style>
    <style:style style:name="T45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background-color="#ffff00" style:font-size-asian="11pt" style:font-size-complex="11pt"/>
    </style:style>
    <style:style style:name="T49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50" style:family="text">
      <style:text-properties style:font-name="Arial"/>
    </style:style>
    <style:style style:name="T51" style:family="text">
      <style:text-properties style:font-name="Arial" fo:font-size="11pt" style:text-underline-style="none" style:font-size-asian="11pt" style:font-size-complex="11pt"/>
    </style:style>
    <style:style style:name="T5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4" style:family="text">
      <style:text-properties style:font-name="Arial" fo:font-size="11pt" style:font-size-asian="11pt" style:font-size-complex="11pt"/>
    </style:style>
    <style:style style:name="T55" style:family="text">
      <style:text-properties style:font-name="Arial" fo:font-size="11pt" fo:background-color="#ffff00" style:font-size-asian="11pt" style:font-size-complex="11pt"/>
    </style:style>
    <style:style style:name="T56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57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58" style:family="text">
      <style:text-properties style:font-name="Arial" fo:font-size="9pt" style:text-underline-style="none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7"/>
          </table:table-cell>
          <table:table-cell table:style-name="Tabella1.A1" office:value-type="string">
            <text:p text:style-name="P53">RACCOMANDATA A.R al richiedente</text:p>
            <text:p text:style-name="P54">inviata a mezzo pec al tecnico</text:p>
            <text:p text:style-name="P55">oppure</text:p>
            <text:p text:style-name="P9"><text:span text:style-name="Car._20_predefinito_20_paragrafo"><text:span text:style-name="T58">inviata a mezzo pec al tecnico </text:span></text:span></text:p>
            <text:p text:style-name="P54">incaricato anche in qualità di </text:p>
            <text:p text:style-name="P54">soggetto delegato dal richiedente</text:p>
          </table:table-cell>
        </table:table-row>
      </table:table>
      <text:p text:style-name="P60"><text:span text:style-name="Car._20_predefinito_20_paragrafo"><text:span text:style-name="T13"/></text:span></text:p>
      <text:p text:style-name="P60"><text:span text:style-name="Car._20_predefinito_20_paragrafo"><text:span text:style-name="T13">CLASSIFICAZIONE ${documentRoot.protocollo.CLASS_COD_DEFINITIVO} - ${documentRoot.protocollo.FASCICOLO_ANNO_DEFINITIVO}/${documentRoot.protocollo.FASCICOLO_NUMERO_DEFINITIVO} </text:span></text:span></text:p>
      <text:p text:style-name="P61"><text:span text:style-name="Car._20_predefinito_20_paragrafo"><text:span text:style-name="T12">Prot. Numero: </text:span></text:span><text:bookmark text:name="i0RCdc"/><text:span text:style-name="Car._20_predefinito_20_paragrafo"><text:span text:style-name="T12">${documentRoot.protocollo.NUMERO_PROTOCOLLO}</text:span></text:span><text:span text:style-name="Car._20_predefinito_20_paragrafo"><text:span text:style-name="T13"> <text:s text:c="2"/>del ${documentRoot.protocollo.DATA_PROTOCOLLO} <text:s/></text:span></text:span></text:p>
      <text:p text:style-name="P3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6">Rif. </text:span></text:span><text:span text:style-name="Car._20_predefinito_20_paragrafo"><text:span text:style-name="T17">pratica <text:s/>[numero] - </text:span></text:span><text:span text:style-name="Car._20_predefinito_20_paragrafo"><text:span text:style-name="T18">sigla</text:span></text:span></text:p>
            <text:p text:style-name="Normale"><text:span text:style-name="Car._20_predefinito_20_paragrafo"><text:span text:style-name="T17"/></text:span></text:p>
            <text:p text:style-name="Normale"><text:span text:style-name="Car._20_predefinito_20_paragrafo"><text:span text:style-name="T19"/></text:span></text:p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64">Al Sig. [richiedenti.nominativo;block=tbs:row;]</text:p>
            <text:p text:style-name="P64">[richiedenti.indirizzo]</text:p>
            <text:p text:style-name="P64">[richiedenti.cap] [richiedenti.comune] ([richiedenti.prov])</text:p>
            <text:p text:style-name="P64">in qualità di [richiedenti.titolo]</text:p>
            <text:p text:style-name="P64">della [richiedenti.ragsoc]</text:p>
            <text:p text:style-name="P64">[richiedenti.sede]</text:p>
            <text:p text:style-name="P64">[richiedenti.capd] [richiedenti.comuned] ([richiedenti.provd])</text:p>
            <text:p text:style-name="P38">[richiedenti.pec]</text:p>
            <text:p text:style-name="P64"/>
          </table:table-cell>
        </table:table-row>
        <table:table-row>
          <table:table-cell table:style-name="Tabella6.A1" office:value-type="string">
            <text:p text:style-name="P62">Allegati: //</text:p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64">[progettisti.nominativo;block=tbs:row;]</text:p>
            <text:p text:style-name="P64">[progettisti.indirizzo]</text:p>
            <text:p text:style-name="P21"><text:span text:style-name="Car._20_predefinito_20_paragrafo"><text:span text:style-name="T11">[progettisti.cap] [progettisti.comune] ([progettisti.prov])</text:span></text:span></text:p>
            <text:p text:style-name="P21"><text:span text:style-name="Car._20_predefinito_20_paragrafo"><text:span text:style-name="T11">[progettisti.pec]</text:span></text:span></text:p>
            <text:p text:style-name="P21"><text:span text:style-name="Car._20_predefinito_20_paragrafo"><text:span text:style-name="T17"/></text:span></text:p>
          </table:table-cell>
        </table:table-row>
      </table:table>
      <text:p text:style-name="P6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9">Oggetto:</text:p>
          </table:table-cell>
          <table:table-cell table:style-name="Tabella2.A1" office:value-type="string">
            <text:p text:style-name="P24"><text:span text:style-name="Car._20_predefinito_20_paragrafo"><text:span text:style-name="T33">${documentRoot.protocollo.OGGETTO_PROTOCOLLO_DEFINITIVO} </text:span></text:span></text:p>
          </table:table-cell>
        </table:table-row>
      </table:table>
      <text:p text:style-name="P6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9">Oggetto:</text:p>
          </table:table-cell>
          <table:table-cell table:style-name="Tabella3.A1" office:value-type="string">
            <text:p text:style-name="P35"><text:span text:style-name="Car._20_predefinito_20_paragrafo"><text:span text:style-name="T17">Comunicazione ai sensi dell'art. 48 della L.R. 16/08 e s.m.i. <text:s/>presentata in data [data_presentazione] e recepita agli atti al prot. n° [protocollo] del [data_protocollo] relativa alla [oggetto] presso [ubicazione] - Certificazione di avvenuta presentazione.</text:span></text:span></text:p>
          </table:table-cell>
        </table:table-row>
      </table:table>
      <text:p text:style-name="P13"/>
      <text:p text:style-name="P13"/>
      <text:p text:style-name="P44"><text:span text:style-name="T8"><text:tab/>Con riferimento all'immobile in oggetto, ora censito al N.C.E.U. di Savona come segue:</text:span></text:p>
      <text:p text:style-name="P42"><text:span text:style-name="T43">foglio [elenco_ct] [elenco_cu]; sub …......</text:span></text:p>
      <text:p text:style-name="P56">SI CERTIFICA <text:s/></text:p>
      <text:p text:style-name="P57"><text:span text:style-name="T10">ai sensi dell'art. 48 comma 4 della L.R. 16/08</text:span><text:span text:style-name="T7">,</text:span></text:p>
      <text:p text:style-name="P45"><text:soft-page-break/><text:span text:style-name="T8">l'avvenuta presentazione in data </text:span><text:span text:style-name="T41">[data_presentazione]</text:span><text:span text:style-name="T8"> (</text:span><text:span text:style-name="T41">recepita agli atti al prot. n° [protocollo] del [data_protocollo]</text:span><text:span text:style-name="T8">) della comunicazione prevista </text:span></text:p>
      <text:p text:style-name="P48">in caso di comma 1</text:p>
      <text:p text:style-name="P40"><text:span text:style-name="T8">dall'art. 48 comma 1 della citata legge regionale per opere eseguite in parziale difformità da titoli edilizi rilasciati prima del 01/09/1967 consistenti in </text:span><text:span text:style-name="T42">“[oggetto]”</text:span><text:span text:style-name="T8">, alla quale è stata allegata la planimetria catastale redatta in data …......... e la documentazione prescritta dall'art. 48 comma 1 della L.R. 16/08 e s.m.i.</text:span></text:p>
      <text:p text:style-name="P48">in caso di comma 2</text:p>
      <text:p text:style-name="P45"><text:span text:style-name="T8">dall'art. 48 comma 2 della citata legge regionale per opere eseguite in parziale difformità da titoli edilizi rilasciati prima del 01/09/1967 consistenti in </text:span><text:span text:style-name="T42">“[oggetto]”</text:span><text:span text:style-name="T8">, alla quale sono state allegate, </text:span><text:span text:style-name="T9">oltre alla documentazione prescritta dall'art. 48 comma 1 della L.R. 16/08 e smi, </text:span><text:span text:style-name="T8">la ricevuta datata...........</text:span><text:span text:style-name="T9">dell'avvenuto deposito della</text:span><text:span text:style-name="T8"> variazione catastale e relativa planimetria </text:span><text:span text:style-name="T9">e l'attestazione del versamento dell'importo di <text:s/>€ 516,00 (ai sensi dell'art. 48 comma 2 della L.R. 16/08 e smi) <text:s/>effettuato con bonifico del **/**/** di Banca ******** – agenzia ** – Savona.</text:span></text:p>
      <text:p text:style-name="P48">in caso di comma 3</text:p>
      <text:p text:style-name="P45"><text:span text:style-name="T8">dall'art. 48 comma 3 della citata legge regionale per opere eseguite in parziale difformità da titoli edilizi rilasciati prima del 01/09/1967 consistenti in </text:span><text:span text:style-name="T42">“[oggetto]”</text:span><text:span text:style-name="T8">, alla quale sono state allegate, </text:span><text:span text:style-name="T9">oltre alla documentazione prescritta dall'art. 48 comma 1 della L.R. 16/08 e smi, la ricevuta datata...........dell'avvenuto deposito della variazione catastale e relativa planimetria <text:s/>e l'attestazione del versamento dell'importo di <text:s/>€ 5164,00 effettuato con bonifico del **/**/** di Banca ******** – agenzia ** – Savona.</text:span></text:p>
      <text:p text:style-name="P44"><text:span text:style-name="T8"><text:tab/></text:span></text:p>
      <text:p text:style-name="P44"><text:span text:style-name="T8"><text:tab/>Distinti saluti.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3">Il Dirigente</text:p>
          </table:table-cell>
        </table:table-row>
        <table:table-row table:style-name="Tabella5.1"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52">${documentRoot.protocollo.DIRIGENTE_DEFINITIVO} </text:p>
            <text:p text:style-name="P67">(Sottoscritto digitalmente ai sensi</text:p>
            <text:p text:style-name="P67">dell'art. 21 D.Lgs n. 82/2005 e s.m.i.)</text:p>
            <text:p text:style-name="P46"/>
          </table:table-cell>
        </table:table-row>
      </table:table>
      <text:p text:style-name="P50">REFERENTI PER LA PRATICA:</text:p>
      <text:p text:style-name="P51">Istruttore della pratica: <text:span text:style-name="T8"><text:s/>[istruttore_tecnico]</text:span> (0198310 <text:s text:c="8"/>)</text:p>
      <text:p text:style-name="P49">Responsabile dell'U.O. Edilizia certificata Arch. Caterina Curti</text:p>
      <text:p text:style-name="P3"><text:span text:style-name="Car._20_predefinito_20_paragrafo"><text:span text:style-name="T4"/></text:span></text:p>
      <text:p text:style-name="P58"/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6T18:24:05.61</dc:date>
    <meta:print-date>2013-02-20T09:35:00</meta:print-date>
    <meta:editing-cycles>51</meta:editing-cycles>
    <meta:editing-duration>PT4H11M8S</meta:editing-duration>
    <meta:generator>OpenOffice/4.1.0$Win32 OpenOffice.org_project/410m18$Build-9764</meta:generator>
    <meta:document-statistic meta:table-count="6" meta:image-count="1" meta:object-count="0" meta:page-count="2" meta:paragraph-count="59" meta:word-count="456" meta:character-count="3776"/>
  </office:meta>
</office:document-meta>
</file>